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e9e9" officeooo:paragraph-rsid="0012e9e9"/>
    </style:style>
    <style:style style:name="P2" style:family="paragraph" style:parent-style-name="Standard">
      <style:text-properties officeooo:rsid="001454ab" officeooo:paragraph-rsid="001454ab"/>
    </style:style>
    <style:style style:name="P3" style:family="paragraph" style:parent-style-name="Standard">
      <style:text-properties officeooo:rsid="0017e35e" officeooo:paragraph-rsid="0017e35e"/>
    </style:style>
    <style:style style:name="T1" style:family="text">
      <style:text-properties officeooo:rsid="001441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 Class IX</text:p>
      <text:p text:style-name="P1"/>
      <text:p text:style-name="P1">This website was created to review all the topics we have learned in html and css. <text:span text:style-name="T1">Feel free to choose any of the topics below. If you couldn’t find what your looking for, be smart and ask the teachers.</text:span></text:p>
      <text:p text:style-name="P1"/>
      <text:p text:style-name="P2">Position</text:p>
      <text:p text:style-name="P2">Tables</text:p>
      <text:p text:style-name="P2">Markdown</text:p>
      <text:p text:style-name="P3"><text:a xlink:type="simple" xlink:href="https://css-tricks.com/almanac/properties/p/position/" text:style-name="Internet_20_link" text:visited-style-name="Visited_20_Internet_20_Link">https://css-tricks.com/almanac/properties/p/position/</text:a>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1T14:27:15.035204954</meta:creation-date>
    <dc:date>2018-06-11T16:09:21.876911301</dc:date>
    <meta:editing-duration>PT38M40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6" meta:word-count="46" meta:character-count="289" meta:non-whitespace-character-count="248"/>
  </office:meta>
</office:document-meta>
</file>